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9d2" officeooo:paragraph-rsid="000649d2"/>
    </style:style>
    <style:style style:name="P2" style:family="paragraph" style:parent-style-name="Standard">
      <style:text-properties officeooo:rsid="000649d2" officeooo:paragraph-rsid="000649d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ções no Melhor Caso</text:p>
      <text:p text:style-name="P1"/>
      <text:p text:style-name="P1"/>
      <text:p text:style-name="P1"><draw:frame draw:style-name="fr1" draw:name="Objeto1" text:anchor-type="char" svg:x="2.041cm" svg:y="0cm" svg:width="13.446cm" svg:height="7.5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Comentário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25:07.348000000</meta:creation-date>
    <dc:date>2021-10-13T15:34:28.693000000</dc:date>
    <meta:editing-duration>PT9M22S</meta:editing-duration>
    <meta:editing-cycles>1</meta:editing-cycles>
    <meta:generator>LibreOffice/7.0.0.3$Windows_X86_64 LibreOffice_project/8061b3e9204bef6b321a21033174034a5e2ea88e</meta:generator>
    <meta:document-statistic meta:table-count="0" meta:image-count="0" meta:object-count="1" meta:page-count="1" meta:paragraph-count="2" meta:word-count="5" meta:character-count="38" meta:non-whitespace-character-count="3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5cm" svg:height="7.563cm" xlink:href="." xlink:type="simple" chart:class="chart:line" chart:style-name="ch1">
        <chart:legend chart:legend-position="end" svg:x="10.735cm" svg:y="2.969cm" style:legend-expansion="high" chart:style-name="ch2"/>
        <chart:plot-area chart:style-name="ch3" chart:data-source-has-labels="both" svg:x="1.269cm" svg:y="0.151cm" svg:width="9.198cm" svg:height="6.29cm">
          <chart:coordinate-region svg:x="2.67cm" svg:y="0.355cm" svg:width="7.412cm" svg:height="5.429cm"/>
          <chart:axis chart:dimension="x" chart:name="primary-x" chart:style-name="ch4" chartooo:axis-type="auto">
            <chartooo:date-scale/>
            <chart:title svg:x="4.529cm" svg:y="6.592cm" chart:style-name="ch5">
              <text:p>Tamanho do Vetor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4.947cm" chart:style-name="ch6">
              <text:p>Num. de Comparaco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series chart:style-name="ch10" chart:values-cell-range-address="local-table.$D$2:.$D$12" chart:label-cell-address="local-table.$D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</table:table-cell>
              <table:table-cell office:value-type="string">
                <text:p>Insercao</text:p>
              </table:table-cell>
              <table:table-cell office:value-type="string">
                <text:p>Seleca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  <table:table-cell office:value-type="float" office:value="179700">
                <text:p>1797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  <table:table-cell office:value-type="float" office:value="244650">
                <text:p>2446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  <table:table-cell office:value-type="float" office:value="404550">
                <text:p>40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